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9bb63" officeooo:paragraph-rsid="0019bb63" style:font-size-asian="18pt" style:font-size-complex="18pt"/>
    </style:style>
    <style:style style:name="P2" style:family="paragraph" style:parent-style-name="Standard">
      <style:paragraph-properties fo:text-align="start" style:justify-single-word="false"/>
      <style:text-properties fo:font-size="18pt" officeooo:rsid="0019bb63" officeooo:paragraph-rsid="001bcdd6" style:font-size-asian="18pt" style:font-size-complex="18pt"/>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officeooo:rsid="001bcdd6" officeooo:paragraph-rsid="001bcdd6" style:font-size-asian="18pt" style:font-size-complex="18pt"/>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20663a" officeooo:paragraph-rsid="0020663a"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officeooo:rsid="001d429f" officeooo:paragraph-rsid="001d429f" style:font-size-asian="18pt" style:font-size-complex="18pt"/>
    </style:style>
    <style:style style:name="P6" style:family="paragraph" style:parent-style-name="Standard">
      <style:paragraph-properties fo:text-align="start" style:justify-single-word="false"/>
      <style:text-properties fo:font-size="18pt" style:text-underline-style="none" officeooo:rsid="001eb8f9" officeooo:paragraph-rsid="001eb8f9" style:font-size-asian="18pt" style:font-size-complex="18pt"/>
    </style:style>
    <style:style style:name="P7" style:family="paragraph" style:parent-style-name="Standard">
      <style:paragraph-properties fo:text-align="start" style:justify-single-word="false"/>
      <style:text-properties fo:font-size="18pt" style:text-underline-style="none" officeooo:rsid="001f97f5" officeooo:paragraph-rsid="001f97f5" style:font-size-asian="18pt" style:font-size-complex="18pt"/>
    </style:style>
    <style:style style:name="P8" style:family="paragraph" style:parent-style-name="Standard">
      <style:paragraph-properties fo:text-align="start" style:justify-single-word="false"/>
      <style:text-properties fo:font-size="18pt" style:text-underline-style="none" officeooo:rsid="0020663a" officeooo:paragraph-rsid="0020663a" style:font-size-asian="18pt" style:font-size-complex="18pt"/>
    </style:style>
    <style:style style:name="P9" style:family="paragraph" style:parent-style-name="Standard">
      <style:paragraph-properties fo:text-align="start" style:justify-single-word="false"/>
      <style:text-properties fo:font-size="18pt" style:text-underline-style="none" officeooo:rsid="0020663a" officeooo:paragraph-rsid="00224ce3" style:font-size-asian="18pt" style:font-size-complex="18pt"/>
    </style:style>
    <style:style style:name="P10" style:family="paragraph" style:parent-style-name="Standard">
      <style:paragraph-properties fo:text-align="start" style:justify-single-word="false"/>
      <style:text-properties fo:font-size="18pt" style:text-underline-style="none" officeooo:rsid="002d75ce" officeooo:paragraph-rsid="002d75ce" style:font-size-asian="18pt" style:font-size-complex="18pt"/>
    </style:style>
    <style:style style:name="P11" style:family="paragraph" style:parent-style-name="Standard">
      <style:paragraph-properties fo:text-align="start" style:justify-single-word="false"/>
      <style:text-properties fo:font-size="18pt" style:text-underline-style="none" officeooo:rsid="002f6ac1" officeooo:paragraph-rsid="002f6ac1" style:font-size-asian="18pt" style:font-size-complex="18pt"/>
    </style:style>
    <style:style style:name="P12" style:family="paragraph" style:parent-style-name="Standard">
      <style:paragraph-properties fo:text-align="start" style:justify-single-word="false"/>
      <style:text-properties fo:font-size="18pt" style:text-underline-style="none" officeooo:rsid="0031293f" officeooo:paragraph-rsid="0031293f" style:font-size-asian="18pt" style:font-size-complex="18pt"/>
    </style:style>
    <style:style style:name="P13" style:family="paragraph" style:parent-style-name="Standard">
      <style:paragraph-properties fo:text-align="start" style:justify-single-word="false"/>
      <style:text-properties fo:font-size="18pt" style:text-underline-style="none" officeooo:rsid="0032782c" officeooo:paragraph-rsid="0032782c" style:font-size-asian="18pt" style:font-size-complex="18pt"/>
    </style:style>
    <style:style style:name="P14" style:family="paragraph" style:parent-style-name="Standard">
      <style:paragraph-properties fo:text-align="start" style:justify-single-word="false"/>
      <style:text-properties fo:font-size="18pt" style:text-underline-style="none" officeooo:rsid="00345f89" officeooo:paragraph-rsid="00345f89" style:font-size-asian="18pt" style:font-size-complex="18pt"/>
    </style:style>
    <style:style style:name="P15" style:family="paragraph" style:parent-style-name="Standard">
      <style:paragraph-properties fo:text-align="start" style:justify-single-word="false"/>
      <style:text-properties fo:font-size="18pt" style:text-underline-style="none" officeooo:rsid="00347291" officeooo:paragraph-rsid="00347291" style:font-size-asian="18pt" style:font-size-complex="18pt"/>
    </style:style>
    <style:style style:name="P16" style:family="paragraph" style:parent-style-name="Standard">
      <style:paragraph-properties fo:text-align="start" style:justify-single-word="false"/>
      <style:text-properties fo:font-size="18pt" style:text-underline-style="none" officeooo:rsid="00347425" officeooo:paragraph-rsid="00347425" style:font-size-asian="18pt" style:font-size-complex="18pt"/>
    </style:style>
    <style:style style:name="P17" style:family="paragraph" style:parent-style-name="Standard">
      <style:paragraph-properties fo:text-align="start" style:justify-single-word="false"/>
      <style:text-properties fo:font-size="18pt" style:text-underline-style="none" officeooo:rsid="0035736a" officeooo:paragraph-rsid="0035736a" style:font-size-asian="18pt" style:font-size-complex="18pt"/>
    </style:style>
    <style:style style:name="P18" style:family="paragraph" style:parent-style-name="Standard">
      <style:paragraph-properties fo:text-align="start" style:justify-single-word="false"/>
      <style:text-properties fo:font-size="18pt" style:text-underline-style="none" officeooo:rsid="0036e0a3" officeooo:paragraph-rsid="0036e0a3" style:font-size-asian="18pt" style:font-size-complex="18pt"/>
    </style:style>
    <style:style style:name="P19" style:family="paragraph" style:parent-style-name="Standard">
      <style:paragraph-properties fo:text-align="start" style:justify-single-word="false"/>
      <style:text-properties fo:font-size="18pt" style:text-underline-style="none" officeooo:rsid="00371d92" officeooo:paragraph-rsid="00371d92" style:font-size-asian="18pt" style:font-size-complex="18pt"/>
    </style:style>
    <style:style style:name="P20" style:family="paragraph" style:parent-style-name="Standard">
      <style:paragraph-properties fo:text-align="start" style:justify-single-word="false"/>
      <style:text-properties fo:font-size="18pt" style:text-underline-style="none" officeooo:rsid="00381fa1" officeooo:paragraph-rsid="00381fa1" style:font-size-asian="18pt" style:font-size-complex="18pt"/>
    </style:style>
    <style:style style:name="P21" style:family="paragraph" style:parent-style-name="Standard">
      <style:paragraph-properties fo:text-align="start" style:justify-single-word="false"/>
      <style:text-properties fo:font-size="18pt" style:text-underline-style="none" officeooo:rsid="00399aef" officeooo:paragraph-rsid="00399aef" style:font-size-asian="18pt" style:font-size-complex="18pt"/>
    </style:style>
    <style:style style:name="P22" style:family="paragraph" style:parent-style-name="Standard">
      <style:paragraph-properties fo:text-align="start" style:justify-single-word="false"/>
      <style:text-properties fo:font-size="18pt" style:text-underline-style="none" officeooo:rsid="003b4a39" officeooo:paragraph-rsid="003b4a39" style:font-size-asian="18pt" style:font-size-complex="18pt"/>
    </style:style>
    <style:style style:name="P23" style:family="paragraph" style:parent-style-name="Standard">
      <style:paragraph-properties fo:text-align="start" style:justify-single-word="false"/>
      <style:text-properties fo:font-size="18pt" style:text-underline-style="none" officeooo:rsid="003c39bd" officeooo:paragraph-rsid="003c39bd" style:font-size-asian="18pt" style:font-size-complex="18pt"/>
    </style:style>
    <style:style style:name="P24" style:family="paragraph" style:parent-style-name="Standard">
      <style:paragraph-properties fo:text-align="start" style:justify-single-word="false"/>
      <style:text-properties fo:font-size="18pt" style:text-underline-style="none" officeooo:rsid="003dfdac" officeooo:paragraph-rsid="003dfdac" style:font-size-asian="18pt" style:font-size-complex="18pt"/>
    </style:style>
    <style:style style:name="P25" style:family="paragraph" style:parent-style-name="Standard">
      <style:paragraph-properties fo:text-align="start" style:justify-single-word="false"/>
      <style:text-properties fo:font-size="18pt" style:text-underline-style="none" officeooo:rsid="003f3201" officeooo:paragraph-rsid="003f3201" style:font-size-asian="18pt" style:font-size-complex="18pt"/>
    </style:style>
    <style:style style:name="P26" style:family="paragraph" style:parent-style-name="Standard">
      <style:paragraph-properties fo:text-align="start" style:justify-single-word="false"/>
      <style:text-properties fo:font-size="18pt" style:text-underline-style="none" officeooo:rsid="00401777" officeooo:paragraph-rsid="00401777" style:font-size-asian="18pt" style:font-size-complex="18pt"/>
    </style:style>
    <style:style style:name="P27" style:family="paragraph" style:parent-style-name="Standard">
      <style:paragraph-properties fo:text-align="start" style:justify-single-word="false"/>
      <style:text-properties fo:font-size="18pt" style:text-underline-style="none" officeooo:rsid="0040a25f" officeooo:paragraph-rsid="0040a25f" style:font-size-asian="18pt" style:font-size-complex="18pt"/>
    </style:style>
    <style:style style:name="P28" style:family="paragraph" style:parent-style-name="Standard">
      <style:paragraph-properties fo:text-align="start" style:justify-single-word="false"/>
      <style:text-properties fo:font-size="18pt" style:text-underline-style="none" officeooo:rsid="00419cd0" officeooo:paragraph-rsid="00419cd0" style:font-size-asian="18pt" style:font-size-complex="18pt"/>
    </style:style>
    <style:style style:name="P29" style:family="paragraph" style:parent-style-name="Standard">
      <style:paragraph-properties fo:text-align="start" style:justify-single-word="false"/>
      <style:text-properties fo:font-size="18pt" style:text-underline-style="none" officeooo:rsid="0042cd2a" officeooo:paragraph-rsid="0042cd2a" style:font-size-asian="18pt" style:font-size-complex="18pt"/>
    </style:style>
    <style:style style:name="P30" style:family="paragraph" style:parent-style-name="Standard">
      <style:paragraph-properties fo:text-align="start" style:justify-single-word="false"/>
      <style:text-properties fo:font-size="18pt" style:text-underline-style="none" officeooo:rsid="0043ffb5" officeooo:paragraph-rsid="0043ffb5" style:font-size-asian="18pt" style:font-size-complex="18pt"/>
    </style:style>
    <style:style style:name="P31" style:family="paragraph" style:parent-style-name="Standard">
      <style:paragraph-properties fo:text-align="start" style:justify-single-word="false"/>
      <style:text-properties fo:font-size="18pt" style:text-underline-style="none" officeooo:rsid="0044b443" officeooo:paragraph-rsid="0044b443" style:font-size-asian="18pt" style:font-size-complex="18pt"/>
    </style:style>
    <style:style style:name="P32" style:family="paragraph" style:parent-style-name="Standard">
      <style:paragraph-properties fo:text-align="start" style:justify-single-word="false"/>
      <style:text-properties fo:font-size="18pt" style:text-underline-style="none" officeooo:rsid="0045cf96" officeooo:paragraph-rsid="0045cf96" style:font-size-asian="18pt" style:font-size-complex="18pt"/>
    </style:style>
    <style:style style:name="P33" style:family="paragraph" style:parent-style-name="Standard">
      <style:paragraph-properties fo:text-align="start" style:justify-single-word="false"/>
      <style:text-properties fo:font-size="18pt" style:text-underline-style="none" officeooo:rsid="0046cf1f" officeooo:paragraph-rsid="0046cf1f" style:font-size-asian="18pt" style:font-size-complex="18pt"/>
    </style:style>
    <style:style style:name="P34" style:family="paragraph" style:parent-style-name="Standard">
      <style:paragraph-properties fo:text-align="start" style:justify-single-word="false"/>
      <style:text-properties fo:font-size="18pt" style:text-underline-style="none" officeooo:rsid="004797a4" officeooo:paragraph-rsid="004797a4" style:font-size-asian="18pt" style:font-size-complex="18pt"/>
    </style:style>
    <style:style style:name="P35" style:family="paragraph" style:parent-style-name="Standard">
      <style:paragraph-properties fo:text-align="start" style:justify-single-word="false"/>
      <style:text-properties officeooo:paragraph-rsid="001bcdd6"/>
    </style:style>
    <style:style style:name="P36" style:family="paragraph" style:parent-style-name="Standard" style:list-style-name="L2">
      <style:paragraph-properties fo:text-align="start" style:justify-single-word="false"/>
      <style:text-properties officeooo:paragraph-rsid="001bcdd6"/>
    </style:style>
    <style:style style:name="P37" style:family="paragraph" style:parent-style-name="Standard" style:list-style-name="L3">
      <style:paragraph-properties fo:text-align="start" style:justify-single-word="false"/>
      <style:text-properties officeooo:paragraph-rsid="001f97f5"/>
    </style:style>
    <style:style style:name="P38" style:family="paragraph" style:parent-style-name="Standard" style:list-style-name="L5">
      <style:paragraph-properties fo:text-align="start" style:justify-single-word="false"/>
      <style:text-properties officeooo:paragraph-rsid="001f97f5"/>
    </style:style>
    <style:style style:name="P39" style:family="paragraph" style:parent-style-name="Standard" style:list-style-name="L6">
      <style:paragraph-properties fo:text-align="start" style:justify-single-word="false"/>
      <style:text-properties officeooo:paragraph-rsid="001f97f5"/>
    </style:style>
    <style:style style:name="P40" style:family="paragraph" style:parent-style-name="Standard" style:list-style-name="L7">
      <style:paragraph-properties fo:text-align="start" style:justify-single-word="false"/>
      <style:text-properties officeooo:paragraph-rsid="001f97f5"/>
    </style:style>
    <style:style style:name="P41" style:family="paragraph" style:parent-style-name="Standard" style:list-style-name="L8">
      <style:paragraph-properties fo:text-align="start" style:justify-single-word="false"/>
      <style:text-properties officeooo:paragraph-rsid="0027c89b"/>
    </style:style>
    <style:style style:name="P42" style:family="paragraph" style:parent-style-name="Standard" style:list-style-name="L9">
      <style:paragraph-properties fo:text-align="start" style:justify-single-word="false"/>
      <style:text-properties officeooo:paragraph-rsid="0027c89b"/>
    </style:style>
    <style:style style:name="P43" style:family="paragraph" style:parent-style-name="Standard" style:list-style-name="L10">
      <style:paragraph-properties fo:text-align="start" style:justify-single-word="false"/>
      <style:text-properties officeooo:paragraph-rsid="0027c89b"/>
    </style:style>
    <style:style style:name="P44" style:family="paragraph" style:parent-style-name="Standard" style:list-style-name="L11">
      <style:paragraph-properties fo:text-align="start" style:justify-single-word="false"/>
      <style:text-properties officeooo:paragraph-rsid="0027c89b"/>
    </style:style>
    <style:style style:name="P4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7d8c4" officeooo:paragraph-rsid="0017d8c4" style:font-size-asian="22pt" style:font-weight-asian="bold" style:font-size-complex="22pt" style:font-weight-complex="bold"/>
    </style:style>
    <style:style style:name="P46" style:family="paragraph" style:parent-style-name="Standard">
      <style:paragraph-properties fo:text-align="start" style:justify-single-word="false"/>
      <style:text-properties fo:font-size="20pt" style:text-underline-style="solid" style:text-underline-width="auto" style:text-underline-color="font-color" fo:font-weight="bold" officeooo:rsid="00243c24" officeooo:paragraph-rsid="00243c24" style:font-size-asian="20pt" style:font-weight-asian="bold" style:font-size-complex="20pt" style:font-weight-complex="bold"/>
    </style:style>
    <style:style style:name="P47" style:family="paragraph" style:parent-style-name="Standard">
      <style:paragraph-properties fo:text-align="start" style:justify-single-word="false"/>
      <style:text-properties fo:font-size="16pt" style:text-underline-style="none" fo:font-weight="normal" officeooo:rsid="002651d0" officeooo:paragraph-rsid="002651d0" style:font-size-asian="14pt" style:font-weight-asian="normal" style:font-size-complex="16pt" style:font-weight-complex="normal"/>
    </style:style>
    <style:style style:name="P48" style:family="paragraph" style:parent-style-name="Standard">
      <style:paragraph-properties fo:text-align="start" style:justify-single-word="false"/>
      <style:text-properties fo:font-size="16pt" style:text-underline-style="none" fo:font-weight="normal" officeooo:rsid="0027c89b" officeooo:paragraph-rsid="0027c89b" style:font-size-asian="14pt" style:font-weight-asian="normal" style:font-size-complex="16pt" style:font-weight-complex="normal"/>
    </style:style>
    <style:style style:name="P49" style:family="paragraph" style:parent-style-name="Standard" style:list-style-name="L11">
      <style:paragraph-properties fo:text-align="start" style:justify-single-word="false"/>
      <style:text-properties officeooo:rsid="002a5209" officeooo:paragraph-rsid="002a5209"/>
    </style:style>
    <style:style style:name="P50" style:family="paragraph" style:parent-style-name="Standard">
      <style:paragraph-properties fo:text-align="start" style:justify-single-word="false"/>
      <style:text-properties officeooo:rsid="002c2663" officeooo:paragraph-rsid="002c2663"/>
    </style:style>
    <style:style style:name="P51" style:family="paragraph" style:parent-style-name="Standard">
      <style:paragraph-properties fo:text-align="start" style:justify-single-word="false"/>
      <style:text-properties fo:font-size="15pt" officeooo:rsid="002c63a1" officeooo:paragraph-rsid="002c63a1" style:font-size-asian="15pt" style:font-size-complex="15pt"/>
    </style:style>
    <style:style style:name="P52" style:family="paragraph" style:parent-style-name="Standard">
      <style:paragraph-properties fo:text-align="start" style:justify-single-word="false" fo:padding="0.074cm" fo:border-left="none" fo:border-right="none" fo:border-top="none" fo:border-bottom="0.99pt solid #000000" style:join-border="false"/>
      <style:text-properties officeooo:rsid="002c2663" officeooo:paragraph-rsid="00481567"/>
    </style:style>
    <style:style style:name="T1" style:family="text">
      <style:text-properties fo:font-size="18pt" officeooo:rsid="0019bb63" style:font-size-asian="18pt" style:font-size-complex="18pt"/>
    </style:style>
    <style:style style:name="T2" style:family="text">
      <style:text-properties fo:font-size="18pt" officeooo:rsid="00186236" style:font-size-asian="18pt" style:font-size-complex="18pt"/>
    </style:style>
    <style:style style:name="T3" style:family="text">
      <style:text-properties fo:font-size="18pt" style:text-underline-style="none" officeooo:rsid="001f97f5" style:font-size-asian="18pt" style:font-size-complex="18pt"/>
    </style:style>
    <style:style style:name="T4" style:family="text">
      <style:text-properties officeooo:rsid="00224ce3"/>
    </style:style>
    <style:style style:name="T5" style:family="text">
      <style:text-properties fo:font-size="16pt" style:text-underline-style="none" fo:font-weight="normal" style:font-size-asian="14pt" style:font-weight-asian="normal" style:font-size-complex="16pt" style:font-weight-complex="normal"/>
    </style:style>
    <style:style style:name="T6" style:family="text">
      <style:text-properties fo:font-size="16pt" style:text-underline-style="none" fo:font-weight="normal" officeooo:rsid="0027c89b" style:font-size-asian="14pt" style:font-weight-asian="normal" style:font-size-complex="16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eport About Signal</text:p>
      <text:p text:style-name="P35"><text:span text:style-name="T2">In the C Standard Library, signal processing defines how a program handles various signals while it executes. A signal can report some exceptional behavior within the program (such as division by zero), or a signal can report some asynchronous event outside the program (such as someone striking an interactive attention key on a keyboard).</text:span></text:p>
      <text:list xml:id="list7338940342962370927" text:style-name="L2">
        <text:list-item>
          <text:p text:style-name="P36"><text:span text:style-name="T1">Signal Sources</text:span></text:p>
        </text:list-item>
      </text:list>
      <text:p text:style-name="P1"><text:s text:c="11"/>Hardware</text:p>
      <text:p text:style-name="P1"><text:s text:c="18"/>e.g. <text:s/>division by zero</text:p>
      <text:p text:style-name="P1"><text:tab/> <text:s text:c="3"/>Kernel</text:p>
      <text:p text:style-name="P2"><text:s text:c="17"/>e.g. notifying an I/O device for which a process has </text:p>
      <text:p text:style-name="P2"><text:s text:c="17"/>been waiting is available</text:p>
      <text:p text:style-name="P1"><text:tab/> <text:s text:c="3"/>Other Processes</text:p>
      <text:p text:style-name="P1"><text:s text:c="17"/>e.g. <text:s/>a child notifies its parent that it <text:s/>has terminated </text:p>
      <text:p text:style-name="P1"><text:s text:c="17"/>User key press (Ctrl-C)</text:p>
      <text:p text:style-name="P1"/>
      <text:p text:style-name="P3">Signal names are defined in signal.h</text:p>
      <text:p text:style-name="P5">The GNU C Library defines a variety of signal types, each for a particular kind of event. Some kinds of events make it inadvisable or impossible for the program to proceed as usual, and the corresponding signals normally abort the program. Other kinds of signals that report harmless events are ignored by default</text:p>
      <text:p text:style-name="P6">If you anticipate an event that causes signals, you can define a handler function and tell the operating system to run it when that particular type of signal arrives.</text:p>
      <text:p text:style-name="P6"/>
      <text:p text:style-name="P6">Finally, one process can send a signal to another process; this allows a parent process to abort a child, or two related processes to communicate and synchronize. </text:p>
      <text:p text:style-name="P7">A signal reports the occurrence of an exceptional event. These are some of the events that can cause (or generate, or raise) a signal:</text:p>
      <text:p text:style-name="P7"/>
      <text:p text:style-name="P7"/>
      <text:p text:style-name="P7"><text:soft-page-break/><text:s text:c="4"/>A program error such as dividing by zero or issuing an address outside the valid range.</text:p>
      <text:p text:style-name="P7"><text:s text:c="4"/>A user request to interrupt or terminate the program. Most environments are set up to let a user suspend the program by typing C-z, or terminate it with C-c. Whatever key sequence is used, the operating system sends the proper signal to interrupt the process.</text:p>
      <text:list xml:id="list7849753632320220399" text:style-name="L3">
        <text:list-item>
          <text:p text:style-name="P37"><text:span text:style-name="T3">The termination of a child process.</text:span></text:p>
        </text:list-item>
        <text:list-item>
          <text:p text:style-name="P37"><text:span text:style-name="T3">Expiration of a timer or alarm.</text:span></text:p>
        </text:list-item>
      </text:list>
      <text:list xml:id="list3263395461087345790" text:style-name="L5">
        <text:list-item>
          <text:p text:style-name="P38"><text:span text:style-name="T3">A call to kill or raise by the same process.</text:span></text:p>
        </text:list-item>
      </text:list>
      <text:list xml:id="list2168380992729915830" text:style-name="L6">
        <text:list-item>
          <text:p text:style-name="P39"><text:span text:style-name="T3">A call to kill from another process. Signals are a limited but useful form of interprocess communication.</text:span></text:p>
        </text:list-item>
      </text:list>
      <text:list xml:id="list6672682655057375173" text:style-name="L7">
        <text:list-item>
          <text:p text:style-name="P40"><text:span text:style-name="T3"><text:s/>An attempt to perform an I/O operation that cannot be done. Examples are reading from a pipe that has no writer (see Pipes and FIFOs), and reading or writing to a terminal in certain situations (see Job Control). </text:span></text:p>
        </text:list-item>
      </text:list>
      <text:p text:style-name="P7"/>
      <text:p text:style-name="P7">Each of these kinds of events (excepting explicit calls to kill and raise) generates its own particular kind of signal. The various kinds of signals are listed and described in detail in Standard Signals. </text:p>
      <text:p text:style-name="P10">SIGABRT</text:p>
      <text:p text:style-name="P10"><text:s text:c="4"/>The SIGABRT signal is sent to a process to tell it to abort, i.e. to terminate.</text:p>
      <text:p text:style-name="P11">SIGALRM, SIGVTALRM and SIGPROF</text:p>
      <text:p text:style-name="P11"><text:s text:c="4"/>The SIGALRM, SIGVTALRM and SIGPROF signal is sent to a process when the time limit specified in a call to a preceding alarm setting function (such as setitimer) elapses.</text:p>
      <text:p text:style-name="P12">SIGBUS</text:p>
      <text:p text:style-name="P12"><text:s text:c="4"/>The SIGBUS signal is sent to a process when it causes a bus error. The conditions that lead to the signal being sent are, for example, incorrect memory access alignment or non-existent physical address.</text:p>
      <text:p text:style-name="P13"/>
      <text:p text:style-name="P13"><text:soft-page-break/>SIGCHLD</text:p>
      <text:p text:style-name="P13"><text:s text:c="4"/>The SIGCHLD signal is sent to a process when a child process terminates, is interrupted, or resumes after being interrupted. One common usage of the signal is to instruct the operating system to clean up the resources used by a child process after its termination without an explicit call to the wait system call.</text:p>
      <text:p text:style-name="P14">SIGCONT</text:p>
      <text:p text:style-name="P14"><text:s text:c="4"/>The SIGCONT signal instructs the operating system to continue (restart) a process previously paused by the SIGSTOP or SIGTSTP signal.</text:p>
      <text:p text:style-name="P15">SIGFPE</text:p>
      <text:p text:style-name="P15"><text:s text:c="4"/>The SIGFPE signal is sent to a process when it executes an erroneous arithmetic operation, such as division by zero (the name "FPE", standing for floating-point exception.</text:p>
      <text:p text:style-name="P16">SIGHUP</text:p>
      <text:p text:style-name="P16"><text:s text:c="4"/>The SIGHUP signal is sent to a process when its controlling terminal is closed. It was originally designed to notify the process of a serial line drop (a hangup).</text:p>
      <text:p text:style-name="P17">SIGILL</text:p>
      <text:p text:style-name="P17"><text:s text:c="4"/>The SIGILL signal is sent to a process when it attempts to execute an illegal, malformed, unknown, or privileged instruction.</text:p>
      <text:p text:style-name="P18">SIGINT</text:p>
      <text:p text:style-name="P18"><text:s text:c="4"/>The SIGINT signal is sent to a process by its controlling terminal when a user wishes to interrupt the process. This is typically initiated by pressing Ctrl-C, but on some systems, the "delete" character or "break" key can be used.</text:p>
      <text:p text:style-name="P19">SIGKILL</text:p>
      <text:p text:style-name="P19"><text:s text:c="4"/>The SIGKILL signal is sent to a process to cause it to terminate immediately (kill). In contrast to SIGTERM and SIGINT, this signal cannot be caught or ignored, and the receiving process cannot perform any clean-up upon receiving this signal.</text:p>
      <text:p text:style-name="P20">SIGPIPE</text:p>
      <text:p text:style-name="P20"><text:s text:c="4"/>The SIGPIPE signal is sent to a process when it attempts to write to a pipe without a process connected to the other end.</text:p>
      <text:p text:style-name="P20"/>
      <text:p text:style-name="P21"><text:soft-page-break/>SIGPOLL</text:p>
      <text:p text:style-name="P21"><text:s text:c="4"/>The SIGPOLL signal is sent when an event occurred on an explicitly watched file descriptor.</text:p>
      <text:p text:style-name="P22">SIGRTMIN to SIGRTMAX</text:p>
      <text:p text:style-name="P22"><text:s text:c="4"/>The SIGRTMIN to SIGRTMAX signals are intended to be used for user-defined purposes. They are real-time signals.</text:p>
      <text:p text:style-name="P23">SIGQUIT</text:p>
      <text:p text:style-name="P23"><text:s text:c="4"/>The SIGQUIT signal is sent to a process by its controlling terminal when the user requests that the process quit and perform a core dump.</text:p>
      <text:p text:style-name="P24">SIGSEGV</text:p>
      <text:p text:style-name="P24"><text:s text:c="4"/>The SIGSEGV signal is sent to a process when it makes an invalid virtual memory reference, or segmentation fault, i.e. when it performs a segmentation violation.</text:p>
      <text:p text:style-name="P25">SIGSTOP</text:p>
      <text:p text:style-name="P25"><text:s text:c="4"/>The SIGSTOP signal instructs the operating system to stop a process for later resumption.</text:p>
      <text:p text:style-name="P26">SIGSYS</text:p>
      <text:p text:style-name="P27">SIGTERM </text:p>
      <text:p text:style-name="P28">SIGTSTP </text:p>
      <text:p text:style-name="P29">SIGTTIN and SIGTTOU </text:p>
      <text:p text:style-name="P30">SIGTRAP</text:p>
      <text:p text:style-name="P31">SIGURG </text:p>
      <text:p text:style-name="P32">SIGUSR1 and SIGUSR2</text:p>
      <text:p text:style-name="P33">SIGXCPU</text:p>
      <text:p text:style-name="P34">SIGXFSZ</text:p>
      <text:p text:style-name="P34"/>
      <text:p text:style-name="P4">How Signals Are Delivered</text:p>
      <text:p text:style-name="P8"/>
      <text:p text:style-name="P8">When a signal is generated, it becomes pending. Normally it remains pending for just a short period of time and then is delivered to the process that was signaled. However, if that kind of signal is currently blocked, it may remain pending indefinitely—until signals of that kind are unblocked. Once unblocked, it will be delivered immediately. See Blocking Signals.</text:p>
      <text:p text:style-name="P8"><text:soft-page-break/></text:p>
      <text:p text:style-name="P8">When the signal is delivered, whether right away or after a long delay, the specified action for that signal is taken. For certain signals, such as SIGKILL and SIGSTOP, the action is fixed, but for most signals, the program has a choice: ignore the signal, specify a handler function, or accept the default action for that kind of signal. The program specifies its choice using functions such as signal or sigaction (see Signal Actions). We sometimes say that a handler catches the signal. While the handler is running, that particular signal is normally blocked.</text:p>
      <text:p text:style-name="P8"/>
      <text:p text:style-name="P8">If the specified action for a kind of signal is to ignore it, then any such signal which is generated is discarded immediately. This happens even if the signal is also blocked at the time. A signal discarded in this way will never be delivered, not even if the program subsequently specifies a different action for that kind of signal and then unblocks it.</text:p>
      <text:p text:style-name="P8"/>
      <text:p text:style-name="P8">If a signal arrives which the program has neither handled nor ignored, its default action takes place. Each kind of signal has its own default action, documented below (see Standard Signals). For most kinds of signals, the default action is to terminate the process. For certain kinds of signals that represent “harmless” events, the default action is to do nothing.</text:p>
      <text:p text:style-name="P8"/>
      <text:p text:style-name="P8">When a signal terminates a process, its parent process can determine the cause of termination by examining the termination status code reported by the wait or waitpid functions. (This is discussed in more detail in Process Completion.) The information it can get includes the fact that termination was due to a signal and the kind of signal involved. If a program you run from a shell is terminated by a signal, the shell typically prints some kind of error message.</text:p>
      <text:p text:style-name="P8"/>
      <text:p text:style-name="P8">The signals that normally represent program errors have a special <text:soft-page-break/>property: when one of these signals terminates the process, it also writes a core dump file which records the state of the process at the time of termination. You can examine the core dump with a debugger to investigate what caused the error.</text:p>
      <text:p text:style-name="P8"/>
      <text:p text:style-name="P9">If you raise a “program error” signal by explicit request, and this terminates the process, it makes a core dump file just as if the signal had been due directly to an error.</text:p>
      <text:p text:style-name="P9"><text:span text:style-name="T4">The signal names are defined in the header file signal.h.</text:span></text:p>
      <text:p text:style-name="P9"/>
      <text:p text:style-name="P9"><text:span text:style-name="T4">Macro: int NSIG</text:span></text:p>
      <text:p text:style-name="P9"/>
      <text:p text:style-name="P9"><text:span text:style-name="T4"><text:s text:c="4"/>The value of this symbolic constant is the total number of signals defined. Since the signal numbers are allocated consecutively, NSIG is also one greater than the largest defined signal number. </text:span></text:p>
      <text:p text:style-name="P9"/>
      <text:p text:style-name="P9"><text:span text:style-name="T4">• Program Error Signals: Used to report serious program errors.</text:span></text:p>
      <text:p text:style-name="P9"><text:span text:style-name="T4">• Termination Signals: Used to interrupt and/or terminate the <text:s/></text:span></text:p>
      <text:p text:style-name="P9"><text:span text:style-name="T4"><text:s text:c="37"/>program.</text:span></text:p>
      <text:p text:style-name="P9"><text:span text:style-name="T4">• Alarm Signals: Used to indicate expiration of timers.</text:span></text:p>
      <text:p text:style-name="P9"><text:span text:style-name="T4">• Asynchronous I/O Signals:<text:tab/>Used to indicate input is available.</text:span></text:p>
      <text:p text:style-name="P9"><text:span text:style-name="T4">• Job Control Signals: <text:s/><text:tab/>Signals used to support job control.</text:span></text:p>
      <text:p text:style-name="P9"><text:span text:style-name="T4">• Operation Error Signals: Used to report operational system <text:s/></text:span></text:p>
      <text:p text:style-name="P9"><text:span text:style-name="T4"><text:s text:c="45"/>errors.</text:span></text:p>
      <text:p text:style-name="P9"><text:span text:style-name="T4">• Miscellaneous Signals: Miscellaneous Signals.</text:span></text:p>
      <text:p text:style-name="P9"><text:span text:style-name="T4">• Signal Messages: <text:s/><text:tab/>Printing a message describing a signal.</text:span> </text:p>
      <text:p text:style-name="P9"/>
      <text:p text:style-name="P46">Catching a Signal</text:p>
      <text:p text:style-name="P47"><text:s/>If a process wishes to handle certain signals then in the code, the process has to register a signal handling function to the kernel.</text:p>
      <text:p text:style-name="P47"/>
      <text:p text:style-name="P47">The following is the prototype of a signal handling function :</text:p>
      <text:p text:style-name="P47"/>
      <text:p text:style-name="P47">void &lt;signal handler func name&gt; (int sig)</text:p>
      <text:p text:style-name="P47"><text:soft-page-break/></text:p>
      <text:p text:style-name="P47">The signal handler function has void return type and accepts a signal number corresponding to the signal that needs to be handled.</text:p>
      <text:p text:style-name="P47"/>
      <text:p text:style-name="P47">To get the signal handler function registered to the kernel, the signal handler function pointer is passed as second argument to the ‘signal’ function. The prototype of the signal function is :</text:p>
      <text:p text:style-name="P47"/>
      <text:p text:style-name="P47">void (*signal(int signo, void (*func )(int)))(int);</text:p>
      <text:p text:style-name="P48"/>
      <text:list xml:id="list1455677646720013494" text:style-name="L8">
        <text:list-item>
          <text:p text:style-name="P41"><text:span text:style-name="T6"><text:s text:c="4"/>The function requires two arguments.</text:span></text:p>
        </text:list-item>
      </text:list>
      <text:list xml:id="list3608307542253248240" text:style-name="L9">
        <text:list-item>
          <text:p text:style-name="P42"><text:span text:style-name="T6"><text:s text:c="4"/>The first argument is an integer (signo) depicting the signal <text:s text:c="4"/>number or signal value.</text:span></text:p>
        </text:list-item>
      </text:list>
      <text:list xml:id="list2503994029022932016" text:style-name="L10">
        <text:list-item>
          <text:p text:style-name="P43"><text:span text:style-name="T6"><text:s text:c="4"/>The second argument is a pointer to the signal handler function that accepts an integer as argument and returns nothing (void).</text:span></text:p>
        </text:list-item>
      </text:list>
      <text:list xml:id="list8833700815233276420" text:style-name="L11">
        <text:list-item>
          <text:p text:style-name="P44"><text:span text:style-name="T6"><text:s text:c="4"/>While the ‘signal’ function itself returns function pointer whose return type is void.</text:span></text:p>
          <text:p text:style-name="P49"/>
        </text:list-item>
        <text:list-item>
          <text:p text:style-name="P49"><text:span text:style-name="T6">If the call fails, it returns SIG_ERR</text:span></text:p>
        </text:list-item>
      </text:list>
      <text:p text:style-name="P51">E.g. C – Code for handling a signal:</text:p>
      <text:p text:style-name="P51">#include&lt;stdio.h&gt;</text:p>
      <text:p text:style-name="P51">#include&lt;signal.h&gt;</text:p>
      <text:p text:style-name="P51"/>
      <text:p text:style-name="P50"><text:span text:style-name="T6">void my_handler(int signum)</text:span></text:p>
      <text:p text:style-name="P50"><text:span text:style-name="T6">{</text:span></text:p>
      <text:p text:style-name="P50"><text:span text:style-name="T6"><text:s text:c="4"/>if (signum == SIGUSR1)</text:span></text:p>
      <text:p text:style-name="P50"><text:span text:style-name="T6"><text:s text:c="4"/>{</text:span></text:p>
      <text:p text:style-name="P50"><text:span text:style-name="T6"><text:s text:c="8"/>printf("Received SIGUSR1!\n");</text:span></text:p>
      <text:p text:style-name="P50"><text:span text:style-name="T6"><text:s text:c="4"/>}</text:span></text:p>
      <text:p text:style-name="P50"><text:span text:style-name="T6">}</text:span></text:p>
      <text:p text:style-name="P50"><text:span text:style-name="T6">void main()</text:span></text:p>
      <text:p text:style-name="P50"><text:span text:style-name="T6">{</text:span></text:p>
      <text:p text:style-name="P50"><text:span text:style-name="T6"><text:s text:c="3"/>printf("Process is %d\n",(int)getpid());</text:span></text:p>
      <text:p text:style-name="P50"><text:span text:style-name="T6"><text:s text:c="3"/>signal(SIGUSR1, my_handler);</text:span></text:p>
      <text:p text:style-name="P50"><text:span text:style-name="T6"><text:s text:c="3"/>while(1)</text:span></text:p>
      <text:p text:style-name="P50"><text:span text:style-name="T6"><text:s text:c="3"/>{</text:span></text:p>
      <text:p text:style-name="P50"><text:span text:style-name="T6"><text:s text:c="3"/>}</text:span></text:p>
      <text:p text:style-name="P50"><text:span text:style-name="T6">} <text:s/></text:span></text:p>
      <text:p text:style-name="P50"><text:span text:style-name="T6">h</text:span><text:span text:style-name="T5">ere the name of signal is SIGUSR1, which handled by my_handler, </text:span><text:soft-page-break/><text:span text:style-name="T5">whenever any user would try to kill the program using </text:span></text:p>
      <text:p text:style-name="P50"><text:span text:style-name="T5"><text:s text:c="3"/>kill –USR1 &lt;process_id&gt;</text:span></text:p>
      <text:p text:style-name="P50"><text:span text:style-name="T5">from command prompt, the default handler would not be invoked, instead the function my_handler would be called and process will be continued as handled by this function.</text:span></text:p>
      <text:p text:style-name="P52"><text:span text:style-name="T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0:17:47.966146981</meta:creation-date>
    <dc:date>2016-08-18T11:43:43.609342690</dc:date>
    <meta:editing-duration>PT1H16M24S</meta:editing-duration>
    <meta:editing-cycles>50</meta:editing-cycles>
    <meta:generator>LibreOffice/4.2.4.2$Linux_X86_64 LibreOffice_project/420m0$Build-2</meta:generator>
    <meta:document-statistic meta:table-count="0" meta:image-count="0" meta:object-count="0" meta:page-count="8" meta:paragraph-count="121" meta:word-count="1697" meta:character-count="10433" meta:non-whitespace-character-count="8502"/>
  </office:meta>
</office:document-meta>
</file>